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821 BT" svg:font-family="'Monospac821 BT'" style:font-family-generic="modern" style:font-pitch="fixed"/>
    <style:font-face style:name="Monotxt" svg:font-family="Monotxt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ca259" officeooo:paragraph-rsid="001ca259" style:font-style-asian="italic" style:font-style-complex="italic"/>
    </style:style>
    <style:style style:name="P2" style:family="paragraph" style:parent-style-name="Text_20_body">
      <style:text-properties fo:font-style="italic" officeooo:rsid="001cbd91" officeooo:paragraph-rsid="001cbd91" style:font-style-asian="italic" style:font-style-complex="italic"/>
    </style:style>
    <style:style style:name="P3" style:family="paragraph" style:parent-style-name="Text_20_body">
      <style:paragraph-properties fo:margin-top="0cm" fo:margin-bottom="0cm" loext:contextual-spacing="false"/>
      <style:text-properties style:font-name="Monospac821 BT" officeooo:rsid="001ca259" officeooo:paragraph-rsid="001ca259"/>
    </style:style>
    <style:style style:name="P4" style:family="paragraph" style:parent-style-name="Text_20_body">
      <style:paragraph-properties fo:margin-top="0cm" fo:margin-bottom="0cm" loext:contextual-spacing="false"/>
      <style:text-properties style:font-name="Arial" officeooo:rsid="001cbd91" officeooo:paragraph-rsid="001cbd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s – labo HTTP</text:p>
      <text:h text:style-name="Heading_20_1" text:outline-level="1">Etape 1</text:h>
      <text:h text:style-name="Heading_20_2" text:outline-level="2">Docker file</text:h>
      <text:p text:style-name="P3">FROM php:5.6-apache</text:p>
      <text:p text:style-name="P3">COPY content/ /var/www/html/</text:p>
      <text:p text:style-name="P3">MAINTAINER Tony Clavien &lt;<text:a xlink:type="simple" xlink:href="mailto:tony.clavien@heig-vd.ch" text:style-name="Internet_20_link" text:visited-style-name="Visited_20_Internet_20_Link">tony.clavien@heig-vd.ch</text:a>&gt;</text:p>
      <text:h text:style-name="Heading_20_2" text:outline-level="2">Inspecter config apache</text:h>
      <text:p text:style-name="P2">Docker exec -it &lt;container_name&gt; /bin/bash</text:p>
      <text:p text:style-name="P4">=&gt; dans /etc/</text:p>
      <text:h text:style-name="Heading_20_2" text:outline-level="2">Execution</text:h>
      <text:p text:style-name="P1">docker build -t res/apache_php .</text:p>
      <text:p text:style-name="P1">Docker run -d -p 9090:80 res/apache_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821 BT" svg:font-family="'Monospac821 BT'" style:font-family-generic="modern" style:font-pitch="fixed"/>
    <style:font-face style:name="Monotxt" svg:font-family="Monotxt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9:25:18.102000000</meta:creation-date>
    <dc:date>2017-06-07T19:31:50.122000000</dc:date>
    <meta:editing-duration>PT6M32S</meta:editing-duration>
    <meta:editing-cycles>2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12" meta:word-count="39" meta:character-count="287" meta:non-whitespace-character-count="259"/>
  </office:meta>
</office:document-meta>
</file>